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60000049EB5C3E321C34DE278.png" manifest:media-type="image/png"/>
  <manifest:file-entry manifest:full-path="Pictures/10000201000007900000047ED94A782E2EE4194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.536cm, 0cm, 0.653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69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247bdc" fo:font-size="24pt" fo:text-shadow="none" fo:font-weight="bold" style:font-size-asian="24pt" style:font-weight-asian="bold" style:font-size-complex="24pt" style:font-weight-complex="bold"/>
    </style:style>
    <style:style style:name="T2" style:family="text">
      <style:text-properties fo:color="#808080" fo:font-size="16pt" style:font-size-asian="16pt" style:font-size-complex="16pt"/>
    </style:style>
    <style:style style:name="T3" style:family="text">
      <style:text-properties fo:color="#808080"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74cm" svg:height="9.585cm" svg:x="3.348cm" svg:y="14.522cm">
          <draw:image xlink:href="Pictures/10000201000007900000047ED94A782E2EE41946.png" xlink:type="simple" xlink:show="embed" xlink:actuate="onLoad" loext:mime-type="image/png">
            <text:p/>
          </draw:image>
        </draw:frame>
        <draw:frame draw:style-name="gr2" draw:text-style-name="P2" draw:layer="layout" svg:width="10.794cm" svg:height="3.119cm" svg:x="1.254cm" svg:y="1.235cm">
          <draw:text-box>
            <text:p><text:span text:style-name="T1">Solution Architecture</text:span></text:p>
            <text:p><text:span text:style-name="T2">NTDS System Overview</text:span></text:p>
            <text:p><text:span text:style-name="T2">NTDS Anomaly Detector</text:span></text:p>
            <text:p><text:span text:style-name="T3"/></text:p>
          </draw:text-box>
        </draw:frame>
        <draw:frame draw:style-name="gr3" draw:text-style-name="P1" draw:layer="layout" svg:width="15.714cm" svg:height="9.259cm" svg:x="3.371cm" svg:y="4.36cm">
          <draw:image xlink:href="Pictures/10000201000007D60000049EB5C3E321C34DE278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esley Cobb</meta:initial-creator>
    <meta:creation-date>2022-04-04T09:11:11.885746569</meta:creation-date>
    <dc:date>2022-04-04T09:24:16.480814114</dc:date>
    <dc:creator>Wesley Cobb</dc:creator>
    <meta:editing-duration>PT13M5S</meta:editing-duration>
    <meta:editing-cycles>1</meta:editing-cycles>
    <meta:document-statistic meta:object-count="3"/>
    <meta:generator>LibreOffice/6.4.7.2$Linux_X86_64 LibreOffice_project/40$Build-2</meta:generator>
  </office:meta>
</office:document-meta>
</file>